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.989cm" svg:height="9.004cm" svg:x="13.87cm" svg:y="5.87cm">
            <draw:object draw:notify-on-update-of-ranges="Foglio1.B7:Foglio1.B7 Foglio1.B8:Foglio1.B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ing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 Ping per ogni lunghezz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unghezza</text:p>
          </table:table-cell>
          <table:table-cell office:value-type="string" calcext:value-type="string">
            <text:p>rtt mi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.192" calcext:value-type="float">
            <text:p>31,192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.143" calcext:value-type="float">
            <text:p>32,143</text:p>
          </table:table-cell>
          <table:table-cell table:number-columns-repeated="3"/>
          <table:table-cell table:formula="of:=lookup(g43a7:[.A53],[.B1:.B53])" office:value-type="string" office:string-value="" calcext:value-type="error">
            <text:p>Err:5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1.925" calcext:value-type="float">
            <text:p>31,925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.272" calcext:value-type="float">
            <text:p>32,272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1.84" calcext:value-type="float">
            <text:p>31,84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1.488" calcext:value-type="float">
            <text:p>31,488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2.028" calcext:value-type="float">
            <text:p>32,028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1.975" calcext:value-type="float">
            <text:p>31,975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1.689" calcext:value-type="float">
            <text:p>31,68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.928" calcext:value-type="float">
            <text:p>31,928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1.805" calcext:value-type="float">
            <text:p>31,805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2.287" calcext:value-type="float">
            <text:p>32,287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2.235" calcext:value-type="float">
            <text:p>32,235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2.154" calcext:value-type="float">
            <text:p>32,154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2.01" calcext:value-type="float">
            <text:p>32,0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.346" calcext:value-type="float">
            <text:p>32,346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2.29" calcext:value-type="float">
            <text:p>32,29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2.368" calcext:value-type="float">
            <text:p>32,368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1.741" calcext:value-type="float">
            <text:p>31,741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2.446" calcext:value-type="float">
            <text:p>32,446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2.387" calcext:value-type="float">
            <text:p>32,387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2.376" calcext:value-type="float">
            <text:p>32,376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2.324" calcext:value-type="float">
            <text:p>32,324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2.079" calcext:value-type="float">
            <text:p>32,079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1.899" calcext:value-type="float">
            <text:p>31,899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2.113" calcext:value-type="float">
            <text:p>32,113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2.862" calcext:value-type="float">
            <text:p>32,862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2.689" calcext:value-type="float">
            <text:p>32,689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2.979" calcext:value-type="float">
            <text:p>32,979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2.827" calcext:value-type="float">
            <text:p>32,827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2.578" calcext:value-type="float">
            <text:p>32,578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.887" calcext:value-type="float">
            <text:p>32,887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33.148" calcext:value-type="float">
            <text:p>33,148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33.297" calcext:value-type="float">
            <text:p>33,297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3.79" calcext:value-type="float">
            <text:p>33,79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33.422" calcext:value-type="float">
            <text:p>33,422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2.75" calcext:value-type="float">
            <text:p>32,75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33.327" calcext:value-type="float">
            <text:p>33,327</text:p>
          </table:table-cell>
          <table:table-cell table:number-columns-repeated="4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33.013" calcext:value-type="float">
            <text:p>33,013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2.967" calcext:value-type="float">
            <text:p>32,967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33.157" calcext:value-type="float">
            <text:p>33,157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33.05" calcext:value-type="float">
            <text:p>33,05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33.4" calcext:value-type="float">
            <text:p>33,4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33.024" calcext:value-type="float">
            <text:p>33,024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33.287" calcext:value-type="float">
            <text:p>33,287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33.63" calcext:value-type="float">
            <text:p>33,6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3T16:56:29.473254840</meta:creation-date>
    <dc:date>2021-05-23T18:02:12.528179253</dc:date>
    <meta:editing-duration>PT4M22S</meta:editing-duration>
    <meta:editing-cycles>1</meta:editing-cycles>
    <meta:document-statistic meta:table-count="1" meta:cell-count="97" meta:object-count="1"/>
    <meta:generator>LibreOffice/7.1.3.2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style-name="ch1">
        <chart:title svg:x="7.475cm" svg:y="0.316cm" chart:style-name="ch2">
          <text:p>Ping</text:p>
        </chart:title>
        <chart:legend chart:legend-position="end" svg:x="13.614cm" svg:y="4.203cm" style:legend-expansion="high" chart:style-name="ch3"/>
        <chart:plot-area chart:style-name="ch4" table:cell-range-address="Foglio1.B7:Foglio1.B52" chart:data-source-has-labels="row" svg:x="0.02cm" svg:y="0.964cm" svg:width="15.428cm" svg:height="7.545cm">
          <chart:coordinate-region svg:x="0.932cm" svg:y="1.163cm" svg:width="14.329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oglio1.B8:Foglio1.B52" chart:label-cell-address="Foglio1.B7:Foglio1.B7" chart:class="chart:scatter">
            <chart:data-point chart:repeated="4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1,192</text:p>
                <draw:g>
                  <svg:desc>Foglio1.B7:Foglio1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143">
                <text:p>32.143</text:p>
                <draw:g>
                  <svg:desc>Foglio1.B8:Foglio1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925">
                <text:p>31.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272">
                <text:p>32.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84">
                <text:p>31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488">
                <text:p>31.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028">
                <text:p>32.0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975">
                <text:p>31.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.689">
                <text:p>31.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928">
                <text:p>31.9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805">
                <text:p>31.8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287">
                <text:p>32.2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.235">
                <text:p>32.2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.154">
                <text:p>32.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.01">
                <text:p>32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.346">
                <text:p>32.3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.29">
                <text:p>32.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.368">
                <text:p>32.3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741">
                <text:p>31.7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.446">
                <text:p>32.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.387">
                <text:p>32.3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.376">
                <text:p>32.3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.324">
                <text:p>32.3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.079">
                <text:p>32.0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.899">
                <text:p>31.8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.113">
                <text:p>32.1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.862">
                <text:p>32.8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.689">
                <text:p>32.6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.979">
                <text:p>32.9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.827">
                <text:p>32.8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.578">
                <text:p>32.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.887">
                <text:p>32.8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.148">
                <text:p>33.1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.297">
                <text:p>33.2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79">
                <text:p>33.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.422">
                <text:p>33.4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327">
                <text:p>33.3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.013">
                <text:p>33.0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.967">
                <text:p>32.9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.157">
                <text:p>33.1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.05">
                <text:p>33.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.024">
                <text:p>33.0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.287">
                <text:p>33.2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.63">
                <text:p>33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